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46ea3"/>
    </style:style>
    <style:style style:name="P2" style:family="paragraph" style:parent-style-name="Standard">
      <style:text-properties officeooo:rsid="00146ea3" officeooo:paragraph-rsid="00146ea3"/>
    </style:style>
    <style:style style:name="P3" style:family="paragraph" style:parent-style-name="Standard">
      <style:paragraph-properties fo:text-align="center" style:justify-single-word="false"/>
      <style:text-properties officeooo:paragraph-rsid="00146ea3"/>
    </style:style>
    <style:style style:name="P4" style:family="paragraph" style:parent-style-name="Standard">
      <style:text-properties officeooo:rsid="0015698e" officeooo:paragraph-rsid="0015698e"/>
    </style:style>
    <style:style style:name="T1" style:family="text">
      <style:text-properties officeooo:rsid="00146e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ireccion API PROPIA </text:p>
      <text:p text:style-name="P2">Obtener los departamentos por GET</text:p>
      <text:p text:style-name="P1"><text:a xlink:type="simple" xlink:href="http://daw202.sauces.local/proyectoDWES/proyectoTema6/aplicacionRest/api/WSRestDepartamento.php?codigo" text:style-name="Internet_20_link" text:visited-style-name="Visited_20_Internet_20_Link">http://daw202.sauces.local/proyectoDWES/proyectoTema6/aplicacionRest/api/WSRestDepartamento.php?codigo</text:a><text:a xlink:type="simple" xlink:href="http://daw202.sauces.local/proyectoDWES/proyectoTema6/aplicacionRest/api/WSRestDepartamento.php?codigo=Codigo" text:style-name="Internet_20_link" text:visited-style-name="Visited_20_Internet_20_Link">=</text:a></text:p>
      <text:p text:style-name="P2">codigo a buscar</text:p>
      <text:p text:style-name="P2"/>
      <text:p text:style-name="P2">Obtener los departamentos por POST</text:p>
      <text:p text:style-name="P2"><text:a xlink:type="simple" xlink:href="http://192.168.1.200/proyectoDWES/proyectoTema6/aplicacionRest/api/WSRestDepartamento.php" text:style-name="Internet_20_link" text:visited-style-name="Visited_20_Internet_20_Link">http://192.168.1.200/proyectoDWES/proyectoTema6/aplicacionRest/api/WSRestDepartamento.php</text:a></text:p>
      <text:p text:style-name="P4">Enviar al servidor un json con la siguiente estructura</text:p>
      <text:p text:style-name="P4">parametros=["codigo"=codigo a buscar]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8T19:21:37.540000000</meta:creation-date>
    <dc:date>2020-02-18T19:41:47.015000000</dc:date>
    <meta:editing-duration>PT9M59S</meta:editing-duration>
    <meta:editing-cycles>1</meta:editing-cycles>
    <meta:document-statistic meta:table-count="0" meta:image-count="0" meta:object-count="0" meta:page-count="1" meta:paragraph-count="8" meta:word-count="30" meta:character-count="386" meta:non-whitespace-character-count="363"/>
    <meta:generator>LibreOffice/6.3.1.2$Windows_X86_64 LibreOffice_project/b79626edf0065ac373bd1df5c28bd630b4424273</meta:generator>
  </office:meta>
</office:document-meta>
</file>